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93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5.0587in"/>
    </style:style>
    <style:style style:name="co4" style:family="table-column">
      <style:table-column-properties fo:break-before="auto" style:column-width="10.1413in"/>
    </style:style>
    <style:style style:name="co5" style:family="table-column">
      <style:table-column-properties fo:break-before="auto" style:column-width="12.4516in"/>
    </style:style>
    <style:style style:name="co6" style:family="table-column">
      <style:table-column-properties fo:break-before="auto" style:column-width="12.7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6634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2.1972in" fo:break-before="auto" style:use-optimal-row-height="true"/>
    </style:style>
    <style:style style:name="ro5" style:family="table-row">
      <style:table-row-properties style:row-height="12.6311in" fo:break-before="auto" style:use-optimal-row-height="true"/>
    </style:style>
    <style:style style:name="ro6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rogram error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Output csv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../results/b/results/Stanislav_Iliev_26_627d43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627d43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first folder and not in the second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astName4,FirstName4</text:p>
            <text:p>L5le3_3,F5le3</text:p>
            <text:p/>
          </table:table-cell>
          <table:table-cell office:value-type="string" calcext:value-type="string">
            <text:p>F10letters_L10letters.rb</text:p>
            <text:p>FirstName3Invalid_LastName3Invalid.rb</text:p>
            <text:p>F5le2_L5le2_1.rb</text:p>
            <text:p>FirstName1_LastName1_8888.rb</text:p>
            <text:p>F10letter1_L10letter1.rb</text:p>
            <text:p>F10letter2_L10letter2_6.rb</text:p>
            <text:p>F10letter3_L10letter4_3.rb</text:p>
            <text:p>FirstName3_LastName3_8888.rb</text:p>
            <text:p>F10letter3_L10letter4.rb</text:p>
            <text:p>F5le4_L5le4_3.rb</text:p>
            <text:p>F10letters_L10letters_8.rb</text:p>
            <text:p>invalid.rb</text:p>
            <text:p>F5le9_L5le1_1.rb</text:p>
            <text:p>F10letter1_L10letter1_7.rb</text:p>
            <text:p>FirstName2_LastName2_8888.rb</text:p>
            <text:p>F10letter2_L10letter2.rb</text:p>
            <text:p/>
          </table:table-cell>
          <table:table-cell table:number-columns-repeated="1018"/>
        </table:table-row>
        <table:table-row table:style-name="ro3">
          <table:table-cell office:value-type="string" calcext:value-type="string">
            <text:p>../results/b/results/Iliyan_Germanov_17_f8b0d9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f8b0d9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first folder and not in the second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astName4,FirstName4</text:p>
            <text:p>L5le3_3,F5le3</text:p>
            <text:p/>
          </table:table-cell>
          <table:table-cell office:value-type="string" calcext:value-type="string">
            <text:p>L5le3,F5le3</text:p>
            <text:p/>
          </table:table-cell>
          <table:table-cell table:number-columns-repeated="1018"/>
        </table:table-row>
        <table:table-row table:style-name="ro4">
          <table:table-cell office:value-type="string" calcext:value-type="string">
            <text:p>../results/b/results/Stefan_Iliev_28_d77aee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d77aee.rb</text:p>
            <text:p/>
            <text:p>1. you are given two arguments for a folders with files;</text:p>
            <text:p>1.1 if there are other arguments they should be discarded;</text:p>
            <text:p>2. Find all the files from both folders that are not in the format FirsrName_LastName_digit.rb. If there are duplicates the file must be written only once. If two files are of the same lenght those files should be sorted in ASC order;</text:p>
            <text:p>3. Calculate the length of their names (including extensions).;</text:p>
            <text:p>4. Sort the result by length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invalid.rb,10</text:p>
            <text:p>F10letter1_L10letter1.rb,24</text:p>
            <text:p>F10letter2_L10letter2.rb,24</text:p>
            <text:p>F10letter3_L10letter4.rb,24</text:p>
            <text:p>F10letters_L10letters.rb,24</text:p>
            <text:p>FirstName3_LastName3Invalid.rb,31</text:p>
            <text:p>FirstName3Invalid_LastName3Invalid.rb,37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../results/b/results/Nikolay_Mihailov_25_f70059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b/results/Nikolay_Mihailov_25_f70059.rb:26:in `block in &lt;main&gt;': undefined method `each' for "F10letter3_L10letter4.rb":String (NoMethodError)</text:p>
            <text:p>from ../results/b/results/Nikolay_Mihailov_25_f70059.rb:18:in `glob'</text:p>
            <text:p>from ../results/b/results/Nikolay_Mihailov_25_f70059.rb:18:in `&lt;main&gt;'</text:p>
            <text:p/>
          </table:table-cell>
          <table:table-cell office:value-type="string" calcext:value-type="string">
            <text:p>Develop a program named FirstName_LastName_ClassNumber_f70059.rb</text:p>
            <text:p/>
            <text:p>1. you are given two arguments for a folders with files;</text:p>
            <text:p>1.1 if there are other arguments they should be discarded;</text:p>
            <text:p>2. Find all the files from both folders that have exactly 7 digits from 0 to 9 in their names excluding extension. If there are duplicates the file must be written only once.;</text:p>
            <text:p>3. Calculate the length of their names (including extensions) divided by 2 rounded to the smalles number;</text:p>
            <text:p>4. Sort the result by File name ;</text:p>
            <text:p>5. Produce a result in CSV format named result.csv:</text:p>
            <text:p/>
            <text:p>File1,3</text:p>
            <text:p>File2,4</text:p>
            <text:p>...</text:p>
            <text:p>FileN,3</text:p>
            <text:p/>
          </table:table-cell>
          <table:table-cell office:value-type="string" calcext:value-type="string">
            <text:p>F10letter3_L10letter4_3,12</text:p>
            <text:p>F10letter2_L10letter2_6,11</text:p>
            <text:p>F10letter1_L10letter1_7,11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../results/b/results/Borislav_Stratev_2_a65be5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a65be5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first folder and not in the second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astName4,FirstName4</text:p>
            <text:p>L5le3_3,F5l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../results/b/results/Lili_Kokalova_22_e0ea9c.r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velop a program named FirstName_LastName_ClassNumber_e0ea9c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second folder and not in the first. A student is in both folders if it there is a file with the same First and Last Name. Digits might be different;</text:p>
            <text:p>4. Sort the result by Fir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5le4,F5le4</text:p>
            <text:p>LastName3,FirstName3</text:p>
            <text:p/>
          </table:table-cell>
          <table:table-cell office:value-type="string" calcext:value-type="string"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2,L10letter2</text:p>
            <text:p>FirstName3,LastName3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2,L10letter2.rb</text:p>
            <text:p>F10letters,L10letters.rb</text:p>
            <text:p>F5le2,L5le2</text:p>
            <text:p>FirstName1,LastName1</text:p>
            <text:p>F10letter1,L10letter1.rb</text:p>
            <text:p>F10letter2,L10letter2</text:p>
            <text:p>F10letter3,L10letter4</text:p>
            <text:p>F10letter3,L10letter4.rb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2,L10letter2.rb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2,L10letter2.rb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2,L10letter2</text:p>
            <text:p>FirstName3,LastName3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2,L10letter2.rb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F5le9,L5le1</text:p>
            <text:p>F10letter1,L10letter1</text:p>
            <text:p>FirstName2,LastName2</text:p>
            <text:p>F10letter2,L10letter2.rb</text:p>
            <text:p>F10letters,L10letters.rb</text:p>
            <text:p>FirstName3,LastName3Invalid.rb</text:p>
            <text:p>FirstName3Invalid,LastName3Invalid.rb</text:p>
            <text:p>F5le2,L5le2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2,L10letter2.rb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irstName2,LastName2</text:p>
            <text:p>F10letter2,L10letter2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invalid.rb,invalid.rb</text:p>
            <text:p>F5le9,L5le1</text:p>
            <text:p>F10letter1,L10letter1</text:p>
            <text:p>FirstName2,LastName2</text:p>
            <text:p>F10letter2,L10letter2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invalid.rb,invalid.rb</text:p>
            <text:p>F5le9,L5le1</text:p>
            <text:p>F10letter1,L10letter1</text:p>
            <text:p>FirstName2,LastName2</text:p>
            <text:p>F10letter2,L10letter2.rb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irstName2,LastName2</text:p>
            <text:p>F10letter2,L10letter2.rb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10letter1,L10letter1</text:p>
            <text:p>FirstName2,LastName2</text:p>
            <text:p>F10letter2,L10letter2.rb</text:p>
            <text:p>F10letters,L10letters.rb</text:p>
            <text:p>F5le2,L5le2</text:p>
            <text:p>FirstName1,LastName1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2,L10letter2.rb</text:p>
            <text:p>F10letters,L10letters.rb</text:p>
            <text:p>FirstName3,LastName3Invalid.rb</text:p>
            <text:p>FirstName3Invalid,LastName3Invalid.rb</text:p>
            <text:p>F5le2,L5le2</text:p>
            <text:p>FirstName1,LastName1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10letter1,L10letter1</text:p>
            <text:p>F10letter2,L10letter2.rb</text:p>
            <text:p>F10letters,L10letters.rb</text:p>
            <text:p>FirstName3,LastName3Invalid.rb</text:p>
            <text:p>FirstName3Invalid,LastName3Invalid.rb</text:p>
            <text:p>FirstName1,LastName1</text:p>
            <text:p>F10letter1,L10letter1.rb</text:p>
            <text:p>F10letter2,L10letter2</text:p>
            <text:p>F10letter3,L10letter4</text:p>
            <text:p>FirstName3,LastName3</text:p>
            <text:p>F10letter3,L10letter4.rb</text:p>
            <text:p>F5le4,L5le4</text:p>
            <text:p>F10letters,L10letters</text:p>
            <text:p>invalid.rb,invalid.rb</text:p>
            <text:p>F5le9,L5le1</text:p>
            <text:p>F10letter1,L10letter1</text:p>
            <text:p>FirstName2,LastName2</text:p>
            <text:p>F10letter2,L10letter2.rb</text:p>
            <text:p/>
          </table:table-cell>
          <table:table-cell table:number-columns-repeated="1018"/>
        </table:table-row>
        <table:table-row table:style-name="ro6">
          <table:table-cell office:value-type="string" calcext:value-type="string">
            <text:p>../results/b/results/David_Georgiev_12_1eea4f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b/results/David_Georgiev_12_1eea4f.rb:20:in `block in &lt;main&gt;': undefined method `length' for nil:NilClass (NoMethodError)</text:p>
            <text:p>from ../results/b/results/David_Georgiev_12_1eea4f.rb:17:in `glob'</text:p>
            <text:p>from ../results/b/results/David_Georgiev_12_1eea4f.rb:17:in `&lt;main&gt;'</text:p>
            <text:p/>
          </table:table-cell>
          <table:table-cell office:value-type="string" calcext:value-type="string">
            <text:p>Develop a program named FirstName_LastName_ClassNumber_1eea4f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Last Name A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2,L5le2</text:p>
            <text:p>F5le3,L5l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../results/b/results/Valentin_Varbanov_4_041472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b/results/Valentin_Varbanov_4_041472.rb:57:in `block in &lt;main&gt;': undefined local variable or method `name' for main:Object (NameError)</text:p>
            <text:p>from ../results/b/results/Valentin_Varbanov_4_041472.rb:44:in `each'</text:p>
            <text:p>from ../results/b/results/Valentin_Varbanov_4_041472.rb:44:in `&lt;main&gt;'</text:p>
            <text:p/>
          </table:table-cell>
          <table:table-cell office:value-type="string" calcext:value-type="string">
            <text:p>Develop a program named FirstName_LastName_ClassNumber_041472.rb</text:p>
            <text:p/>
            <text:p>1. you are given two arguments for a folders with files;</text:p>
            <text:p>1.1 if there are other arguments they should be discarded;</text:p>
            <text:p>2. file names in this folders are in the form First_Last_digits.rb; </text:p>
            <text:p>3. find  the students that are only in the first folder and not in the second. A student is in both folders if it there is a file with the same First and Last Name. Digits might be different;</text:p>
            <text:p>4. Sort the result by Last name ;</text:p>
            <text:p>5. Produce a result in CSV format named result.csv:</text:p>
            <text:p/>
            <text:p>LastName1,FirstName1</text:p>
            <text:p>LastName2,FirstName2</text:p>
            <text:p>...</text:p>
            <text:p>LastNameN,FirstNameN</text:p>
            <text:p/>
            <text:p/>
          </table:table-cell>
          <table:table-cell office:value-type="string" calcext:value-type="string">
            <text:p>LastName4,FirstName4</text:p>
            <text:p>L5le3_3,F5l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../results/b/results/Vladimir_Yordanov_9_4bbed0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b/results/Vladimir_Yordanov_9_4bbed0.rb:26:in `block in &lt;main&gt;': undefined method `length' for nil:NilClass (NoMethodError)</text:p>
            <text:p>from ../results/b/results/Vladimir_Yordanov_9_4bbed0.rb:18:in `glob'</text:p>
            <text:p>from ../results/b/results/Vladimir_Yordanov_9_4bbed0.rb:18:in `&lt;main&gt;'</text:p>
            <text:p/>
          </table:table-cell>
          <table:table-cell office:value-type="string" calcext:value-type="string">
            <text:p>Develop a program named FirstName_LastName_ClassNumber_4bbed0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Last Name A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2,L5le2</text:p>
            <text:p>F5le3,L5le3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../results/b/results/Veselina_Kolova_8_65630e.r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./results/b/results/Veselina_Kolova_8_65630e.rb:23: syntax error, unexpected tIDENTIFIER, expecting keyword_then or ';' or '\n'</text:p>
            <text:p>...le.extname(text_file) text_file.include?(".rb") &amp;&amp; text_file...</text:p>
            <text:p>...                               ^</text:p>
            <text:p>../results/b/results/Veselina_Kolova_8_65630e.rb:23: syntax error, unexpected tCONSTANT, expecting keyword_end</text:p>
            <text:p>...t(/\./).first.to_i.is_a Integer then</text:p>
            <text:p>...                               ^</text:p>
            <text:p>../results/b/results/Veselina_Kolova_8_65630e.rb:31: syntax error, unexpected keyword_end, expecting $end</text:p>
            <text:p/>
          </table:table-cell>
          <table:table-cell office:value-type="string" calcext:value-type="string">
            <text:p>Develop a program named FirstName_LastName_ClassNumber_65630e.rb</text:p>
            <text:p/>
            <text:p>1. you are given an argument for a folder with files;</text:p>
            <text:p>1.1 if there are other arguments they should be discarded</text:p>
            <text:p>2. file names in this folder are in the form First_Last_digits.rb; </text:p>
            <text:p>3. find all the students that have 5 letters in their second name;</text:p>
            <text:p>4. Sort the result by First name DESC.</text:p>
            <text:p>5. Produce a result in CSV format named result.csv:</text:p>
            <text:p/>
            <text:p>FirstName1,LastName1</text:p>
            <text:p>FirstName2,LastName2</text:p>
            <text:p>...</text:p>
            <text:p>FirstNameN,LastNameN</text:p>
            <text:p/>
            <text:p/>
            <text:p/>
          </table:table-cell>
          <table:table-cell office:value-type="string" calcext:value-type="string">
            <text:p>F5le9,L5le1</text:p>
            <text:p>F5le3,L5le3</text:p>
            <text:p>F5le2,L5le2</text:p>
            <text:p/>
          </table:table-cell>
          <table:table-cell office:value-type="string" calcext:value-type="string">
            <text:p>No such file or directory - result.csv. No result.csv file was found.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8T19:39:07.415935167</dc:date>
    <meta:document-statistic meta:table-count="1" meta:cell-count="61" meta:object-count="0"/>
    <meta:generator>LibreOffice/4.2.6.3$Linux_X86_64 LibreOffice_project/420m0$Build-3</meta:generator>
  </office:meta>
</office:document-meta>
</file>